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40pt" fo:font-weight="normal" officeooo:rsid="002fa515" officeooo:paragraph-rsid="002fa515" style:font-size-asian="40pt" style:font-weight-asian="normal" style:font-size-complex="4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60pt" officeooo:rsid="002fa515" officeooo:paragraph-rsid="002fa515" style:font-size-asian="60pt" style:font-size-complex="6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fo:font-weight="normal" officeooo:rsid="002fa515" officeooo:paragraph-rsid="002fa515" style:font-size-asian="17.5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✚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Chủ đề</text:span></text:p>
      <text:list xml:id="list26699512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"/>
                        </text:list-header>
                        <text:list-item>
                          <text:p text:style-name="P3">Thánh Tử đạo</text:p>
                        </text:list-item>
                        <text:list-item>
                          <text:p text:style-name="P3">Linh mục</text:p>
                        </text:list-item>
                        <text:list-item>
                          <text:p text:style-name="P3">Hôn phối</text:p>
                        </text:list-item>
                        <text:list-item>
                          <text:p text:style-name="P3">Xuân mới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2-01T20:02:14.545000000</dc:date>
    <meta:editing-duration>PT8H39M4S</meta:editing-duration>
    <meta:editing-cycles>36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16" meta:character-count="47" meta:non-whitespace-character-count="41"/>
  </office:meta>
</office:document-meta>
</file>